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Standard">
      <style:text-properties style:font-name="DejaVu Sans Condensed" fo:font-size="12pt" fo:font-weight="normal" officeooo:rsid="004ec5a9" officeooo:paragraph-rsid="004ec5a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50f6e0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0f6e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0f6e0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ec5a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4fb453" style:font-size-asian="12pt" style:font-weight-asian="bold" style:font-size-complex="12pt" style:font-weight-complex="bold"/>
    </style:style>
    <style:style style:name="T9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9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A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5">4</text:span><text:span text:style-name="T6">0</text:span><text:span text:style-name="T5">1</text:span><text:span text:style-name="T1"> - </text:span><text:span text:style-name="T3">A/</text:span><text:span text:style-name="T2">A</text:span><text:span text:style-name="T4"> - </text:span><text:span text:style-name="T7">Cannon</text:span><text:span text:style-name="T8">, Hellfires</text:span></text:p>
      <text:p text:style-name="P1"/>
      <text:p text:style-name="P2">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50:38.769000000</dc:date>
    <meta:editing-duration>PT10H23M49S</meta:editing-duration>
    <meta:editing-cycles>5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8" meta:word-count="25" meta:character-count="99" meta:non-whitespace-character-count="82"/>
  </office:meta>
</office:document-meta>
</file>